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text-align="start" fo:text-indent="0cm">
        <style:tab-stops>
          <style:tab-stop style:position="3.642cm"/>
        </style:tab-stops>
      </style:paragraph-properties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3" draw:layer="layout" svg:width="6.35cm" svg:height="14.605cm" svg:x="3.54cm" svg:y="4.81cm">
          <text:p text:style-name="P1">Persona</text:p>
          <text:p text:style-name="P1"/>
          <text:p text:style-name="P2">Fecha : fechadeNacimiento</text:p>
          <text:p text:style-name="P2">Persona : madre</text:p>
          <text:p text:style-name="P2">Persona : padre</text:p>
          <text:p text:style-name="P2">Muicipio : lugarDeNacimiento</text:p>
          <text:p text:style-name="P2">String : tipoDeParto</text:p>
          <text:p text:style-name="P2">List[Matrimonio] : matrimonios</text:p>
          <text:p text:style-name="P2">List[Divorcio] : divorcios</text:p>
          <text:p text:style-name="P2">Defuncion : muerte</text:p>
          <text:p text:style-name="P2">String : estadoCivil</text:p>
          <text:p text:style-name="P2">String : nombre</text:p>
          <text:p text:style-name="P2">String : direccion</text:p>
          <text:p text:style-name="P2">String : profesion</text:p>
          <text:p text:style-name="P2">String : caracteristicasPersonales</text:p>
          <text:p text:style-name="P2">Int : alturaEnCentimetros</text:p>
          <text:p text:style-name="P2">String : tipoDeSangre</text:p>
          <text:p text:style-name="P2">Imagen : firma</text:p>
          <text:p text:style-name="P2">Imagen : huella</text:p>
          <text:p text:style-name="P2">Boolean : esAlfabeto</text:p>
          <text:p text:style-name="P2">String : ultimoGradoDeEscolaridad</text:p>
          <text:p text:style-name="P2">Boolean : hPrestadoServicioMilitar</text:p>
          <text:p text:style-name="P2">Imagen : fotografia</text:p>
          <text:p text:style-name="P2">Empadronamiento : empadronamiento</text:p>
          <text:p text:style-name="P2">String : licenciaDeConducir</text:p>
          <text:p text:style-name="P2">String : numeroDeIGSS</text:p>
          <text:p text:style-name="P2">String : NIT</text:p>
          <draw:enhanced-geometry svg:viewBox="0 0 1000 404" draw:text-areas="0 0 1000 404" draw:type="NonPrimitive" draw:enhanced-path="M 1000 404 L 1000 0 0 0 0 404 Z"/>
        </draw:custom-shape>
        <draw:custom-shape draw:name="ClassName" draw:style-name="SolidLine" draw:text-style-name="P3" draw:layer="layout" svg:width="5.27cm" svg:height="1.905cm" svg:x="12.24cm" svg:y="4.81cm">
          <text:p text:style-name="P1">Departamento</text:p>
          <text:p text:style-name="P1"/>
          <text:p text:style-name="P2">List[Municipio] : municipios</text:p>
          <draw:enhanced-geometry svg:viewBox="0 0 1000 404" draw:text-areas="0 0 1000 404" draw:type="NonPrimitive" draw:enhanced-path="M 1000 404 L 1000 0 0 0 0 404 Z"/>
        </draw:custom-shape>
        <draw:custom-shape draw:name="ClassName" draw:style-name="SolidLine" draw:text-style-name="P3" draw:layer="layout" svg:width="5.715cm" svg:height="4.445cm" svg:x="11.795cm" svg:y="15.605cm">
          <text:p text:style-name="P1">Matrimonio</text:p>
          <text:p text:style-name="P1"/>
          <text:p text:style-name="P2">Persona : abogado</text:p>
          <text:p text:style-name="P2">List[Persona] : testigos</text:p>
          <text:p text:style-name="P2">Int : registroCivil</text:p>
          <text:p text:style-name="P2">Persona : alcalde</text:p>
          <text:p text:style-name="P2">Fecha : fecha</text:p>
          <text:p text:style-name="P4">Municipio : municipio</text:p>
          <text:p text:style-name="P4">Persona: hombre</text:p>
          <text:p text:style-name="P4">Persona: mujer</text:p>
          <draw:enhanced-geometry svg:viewBox="0 0 1000 404" draw:text-areas="0 0 1000 404" draw:type="NonPrimitive" draw:enhanced-path="M 1000 404 L 1000 0 0 0 0 404 Z"/>
        </draw:custom-shape>
        <draw:custom-shape draw:name="ClassName" draw:style-name="SolidLine" draw:text-style-name="P3" draw:layer="layout" svg:width="5.27cm" svg:height="1.905cm" svg:x="12.24cm" svg:y="7.35cm">
          <text:p text:style-name="P1">Defuncion</text:p>
          <text:p text:style-name="P1"/>
          <text:p text:style-name="P2">Fecha : fecha</text:p>
          <text:p text:style-name="P2">String : causa</text:p>
          <text:p text:style-name="P2">Persona : medico</text:p>
          <draw:enhanced-geometry svg:viewBox="0 0 1000 404" draw:text-areas="0 0 1000 404" draw:type="NonPrimitive" draw:enhanced-path="M 1000 404 L 1000 0 0 0 0 404 Z"/>
        </draw:custom-shape>
        <draw:custom-shape draw:name="ClassName" draw:style-name="SolidLine" draw:text-style-name="P3" draw:layer="layout" svg:width="5.27cm" svg:height="4.445cm" svg:x="12.24cm" svg:y="9.89cm">
          <text:p text:style-name="P1">Divorcio</text:p>
          <text:p text:style-name="P1"/>
          <text:p text:style-name="P2">Fecha : fecha</text:p>
          <text:p text:style-name="P2">Lugar : municipio</text:p>
          <text:p text:style-name="P2">Persona : abogado</text:p>
          <text:p text:style-name="P2">Int : registroCivil</text:p>
          <text:p text:style-name="P2">Persona : alcalde</text:p>
          <text:p text:style-name="P2">Matrimonio : matrimonioDisuelto</text:p>
          <draw:enhanced-geometry svg:viewBox="0 0 1000 404" draw:text-areas="0 0 1000 404" draw:type="NonPrimitive" draw:enhanced-path="M 1000 404 L 1000 0 0 0 0 404 Z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Lopez</meta:initial-creator>
    <meta:creation-date>2010-05-20T15:24:02</meta:creation-date>
    <dc:date>2010-05-20T23:43:44</dc:date>
    <dc:creator>Carlos Lopez</dc:creator>
    <meta:editing-duration>PT06H31M59S</meta:editing-duration>
    <meta:editing-cycles>11</meta:editing-cycles>
    <meta:generator>OpenOffice.org/3.2$Unix OpenOffice.org_project/320m12$Build-9483</meta:generator>
    <meta:document-statistic meta:object-count="5"/>
  </office:meta>
</office:document-meta>
</file>